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ningModeHelper.checkRunningMode( String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ningModeHelper.determineRunningMode( String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